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solid" draw:fill-color="#d8d8d8" draw:shadow="hidden"/>
    </style:style>
    <style:style style:name="gr4" style:family="graphic" style:parent-style-name="standard">
      <style:graphic-properties draw:stroke="none" draw:fill="none" draw:textarea-vertical-align="middle" fo:min-height="0.818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7f7f7f" draw:shadow="hidden"/>
    </style:style>
    <style:style style:name="gr6" style:family="graphic" style:parent-style-name="standard">
      <style:graphic-properties draw:stroke="none" draw:fill="none" draw:textarea-vertical-align="middle" fo:min-height="0.6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vertical-align="middle" fo:min-height="0.424cm" fo:min-width="2.54cm" fo:padding-top="0.282cm" fo:padding-bottom="0.282cm" fo:padding-left="1.8cm" fo:padding-right="0.282cm"/>
    </style:style>
    <style:style style:name="gr8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none" draw:fill="none" draw:textarea-vertical-align="middle" fo:min-height="0.847cm" fo:min-width="2.54cm" fo:padding-top="0.282cm" fo:padding-bottom="0.282cm" fo:padding-left="1.8cm" fo:padding-right="0.282cm"/>
    </style:style>
    <style:style style:name="gr10" style:family="graphic" style:parent-style-name="standard">
      <style:graphic-properties draw:stroke="none" draw:fill="none" draw:textarea-vertical-align="middle" fo:min-height="1.271cm" fo:min-width="2.54cm" fo:padding-top="0.282cm" fo:padding-bottom="0.282cm" fo:padding-left="1.8cm" fo:padding-right="0.282cm"/>
    </style:style>
    <style:style style:name="gr11" style:family="graphic" style:parent-style-name="standard">
      <style:graphic-properties draw:stroke="none" draw:fill="solid" draw:fill-color="#bfbfbf" draw:shadow="hidden"/>
    </style:style>
    <style:style style:name="gr12" style:family="graphic" style:parent-style-name="standard">
      <style:graphic-properties draw:stroke="solid" svg:stroke-width="0.026cm" svg:stroke-color="#000000" draw:marker-start="Marker_5f_0" draw:marker-start-width="0.321cm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d8d8d8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7f7f7f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solid" draw:fill-color="#bfbfbf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ffffff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4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4.999cm" svg:height="0cm" svg:x="6.65cm" svg:y="2.643cm" svg:viewBox="0 0 5000 0" draw:points="0,0 5000,0">
            <text:p/>
          </draw:polygon>
          <draw:polygon draw:style-name="gr2" draw:text-style-name="P2" draw:layer="layout" svg:width="4.999cm" svg:height="0cm" svg:x="6.65cm" svg:y="2.643cm" svg:viewBox="0 0 5000 0" draw:points="0,0 5000,0">
            <text:p/>
          </draw:polygon>
        </draw:g>
        <draw:g>
          <draw:polygon draw:style-name="gr3" draw:text-style-name="P3" draw:layer="layout" svg:width="5cm" svg:height="17.595cm" svg:x="6.65cm" svg:y="2.643cm" svg:viewBox="0 0 5001 17596" draw:points="0,17596 5001,17596 5001,0 0,0">
            <text:p/>
          </draw:polygon>
          <draw:polygon draw:style-name="gr2" draw:text-style-name="P2" draw:layer="layout" svg:width="5cm" svg:height="17.595cm" svg:x="6.65cm" svg:y="2.643cm" svg:viewBox="0 0 5001 17596" draw:points="0,17596 5001,17596 5001,0 0,0">
            <text:p/>
          </draw:polygon>
        </draw:g>
        <draw:g>
          <draw:g>
            <draw:polygon draw:style-name="gr1" draw:text-style-name="P1" draw:layer="layout" svg:width="5cm" svg:height="1.1cm" svg:x="6.65cm" svg:y="2.643cm" svg:viewBox="0 0 5001 1101" draw:points="0,1101 5001,1101 5001,0 0,0">
              <text:p/>
            </draw:polygon>
            <draw:polygon draw:style-name="gr2" draw:text-style-name="P2" draw:layer="layout" svg:width="5cm" svg:height="1.1cm" svg:x="6.65cm" svg:y="2.643cm" svg:viewBox="0 0 5001 1101" draw:points="0,1101 5001,1101 5001,0 0,0">
              <text:p/>
            </draw:polygon>
          </draw:g>
          <draw:frame draw:style-name="gr4" draw:text-style-name="P2" draw:layer="layout" svg:width="5cm" svg:height="1.1cm" svg:x="6.65cm" svg:y="2.643cm">
            <draw:text-box>
              <text:p text:style-name="P4"><text:span text:style-name="T1">Vehicle_Owner</text:span></text:p>
            </draw:text-box>
          </draw:frame>
        </draw:g>
        <draw:g>
          <draw:polygon draw:style-name="gr1" draw:text-style-name="P1" draw:layer="layout" svg:width="4.999cm" svg:height="0cm" svg:x="6.35cm" svg:y="24.786cm" svg:viewBox="0 0 5000 0" draw:points="0,0 5000,0">
            <text:p/>
          </draw:polygon>
          <draw:polygon draw:style-name="gr2" draw:text-style-name="P2" draw:layer="layout" svg:width="4.999cm" svg:height="0cm" svg:x="6.35cm" svg:y="24.786cm" svg:viewBox="0 0 5000 0" draw:points="0,0 5000,0">
            <text:p/>
          </draw:polygon>
        </draw:g>
        <draw:g>
          <draw:polygon draw:style-name="gr3" draw:text-style-name="P3" draw:layer="layout" svg:width="5cm" svg:height="7.09cm" svg:x="6.35cm" svg:y="24.786cm" svg:viewBox="0 0 5001 7091" draw:points="0,7091 5001,7091 5001,0 0,0">
            <text:p/>
          </draw:polygon>
          <draw:polygon draw:style-name="gr2" draw:text-style-name="P2" draw:layer="layout" svg:width="5cm" svg:height="7.09cm" svg:x="6.35cm" svg:y="24.786cm" svg:viewBox="0 0 5001 7091" draw:points="0,7091 5001,7091 5001,0 0,0">
            <text:p/>
          </draw:polygon>
        </draw:g>
        <draw:g>
          <draw:g>
            <draw:polygon draw:style-name="gr1" draw:text-style-name="P1" draw:layer="layout" svg:width="5cm" svg:height="1.1cm" svg:x="6.35cm" svg:y="24.786cm" svg:viewBox="0 0 5001 1101" draw:points="0,1101 5001,1101 5001,0 0,0">
              <text:p/>
            </draw:polygon>
            <draw:polygon draw:style-name="gr2" draw:text-style-name="P2" draw:layer="layout" svg:width="5cm" svg:height="1.1cm" svg:x="6.35cm" svg:y="24.786cm" svg:viewBox="0 0 5001 1101" draw:points="0,1101 5001,1101 5001,0 0,0">
              <text:p/>
            </draw:polygon>
          </draw:g>
          <draw:frame draw:style-name="gr4" draw:text-style-name="P2" draw:layer="layout" svg:width="5cm" svg:height="1.1cm" svg:x="6.35cm" svg:y="24.786cm">
            <draw:text-box>
              <text:p text:style-name="P4"><text:span text:style-name="T1">Vehicle</text:span></text:p>
            </draw:text-box>
          </draw:frame>
        </draw:g>
        <draw:g>
          <draw:polygon draw:style-name="gr1" draw:text-style-name="P1" draw:layer="layout" svg:width="4.999cm" svg:height="0cm" svg:x="15.365cm" svg:y="2.886cm" svg:viewBox="0 0 5000 0" draw:points="0,0 5000,0">
            <text:p/>
          </draw:polygon>
          <draw:polygon draw:style-name="gr2" draw:text-style-name="P2" draw:layer="layout" svg:width="4.999cm" svg:height="0cm" svg:x="15.365cm" svg:y="2.886cm" svg:viewBox="0 0 5000 0" draw:points="0,0 5000,0">
            <text:p/>
          </draw:polygon>
        </draw:g>
        <draw:g>
          <draw:polygon draw:style-name="gr3" draw:text-style-name="P3" draw:layer="layout" svg:width="5cm" svg:height="12.064cm" svg:x="15.365cm" svg:y="2.886cm" svg:viewBox="0 0 5001 12065" draw:points="0,12065 5001,12065 5001,0 0,0">
            <text:p/>
          </draw:polygon>
          <draw:polygon draw:style-name="gr2" draw:text-style-name="P2" draw:layer="layout" svg:width="5cm" svg:height="12.064cm" svg:x="15.365cm" svg:y="2.886cm" svg:viewBox="0 0 5001 12065" draw:points="0,12065 5001,12065 5001,0 0,0">
            <text:p/>
          </draw:polygon>
        </draw:g>
        <draw:g>
          <draw:g>
            <draw:polygon draw:style-name="gr1" draw:text-style-name="P1" draw:layer="layout" svg:width="5cm" svg:height="1.1cm" svg:x="15.365cm" svg:y="2.886cm" svg:viewBox="0 0 5001 1101" draw:points="0,1101 5001,1101 5001,0 0,0">
              <text:p/>
            </draw:polygon>
            <draw:polygon draw:style-name="gr2" draw:text-style-name="P2" draw:layer="layout" svg:width="5cm" svg:height="1.1cm" svg:x="15.365cm" svg:y="2.886cm" svg:viewBox="0 0 5001 1101" draw:points="0,1101 5001,1101 5001,0 0,0">
              <text:p/>
            </draw:polygon>
          </draw:g>
          <draw:frame draw:style-name="gr4" draw:text-style-name="P2" draw:layer="layout" svg:width="5cm" svg:height="1.1cm" svg:x="15.365cm" svg:y="2.886cm">
            <draw:text-box>
              <text:p text:style-name="P4"><text:span text:style-name="T1">Offence</text:span></text:p>
            </draw:text-box>
          </draw:frame>
        </draw:g>
        <draw:g>
          <draw:polygon draw:style-name="gr1" draw:text-style-name="P1" draw:layer="layout" svg:width="4.999cm" svg:height="0cm" svg:x="23.749cm" svg:y="3.085cm" svg:viewBox="0 0 5000 0" draw:points="0,0 5000,0">
            <text:p/>
          </draw:polygon>
          <draw:polygon draw:style-name="gr2" draw:text-style-name="P2" draw:layer="layout" svg:width="4.999cm" svg:height="0cm" svg:x="23.749cm" svg:y="3.085cm" svg:viewBox="0 0 5000 0" draw:points="0,0 5000,0">
            <text:p/>
          </draw:polygon>
        </draw:g>
        <draw:g>
          <draw:polygon draw:style-name="gr3" draw:text-style-name="P3" draw:layer="layout" svg:width="5cm" svg:height="10.503cm" svg:x="23.749cm" svg:y="3.085cm" svg:viewBox="0 0 5001 10504" draw:points="0,10504 5001,10504 5001,0 0,0">
            <text:p/>
          </draw:polygon>
          <draw:polygon draw:style-name="gr2" draw:text-style-name="P2" draw:layer="layout" svg:width="5cm" svg:height="10.503cm" svg:x="23.749cm" svg:y="3.085cm" svg:viewBox="0 0 5001 10504" draw:points="0,10504 5001,10504 5001,0 0,0">
            <text:p/>
          </draw:polygon>
        </draw:g>
        <draw:g>
          <draw:g>
            <draw:polygon draw:style-name="gr1" draw:text-style-name="P1" draw:layer="layout" svg:width="5cm" svg:height="1.1cm" svg:x="23.749cm" svg:y="3.085cm" svg:viewBox="0 0 5001 1101" draw:points="0,1101 5001,1101 5001,0 0,0">
              <text:p/>
            </draw:polygon>
            <draw:polygon draw:style-name="gr2" draw:text-style-name="P2" draw:layer="layout" svg:width="5cm" svg:height="1.1cm" svg:x="23.749cm" svg:y="3.085cm" svg:viewBox="0 0 5001 1101" draw:points="0,1101 5001,1101 5001,0 0,0">
              <text:p/>
            </draw:polygon>
          </draw:g>
          <draw:frame draw:style-name="gr4" draw:text-style-name="P2" draw:layer="layout" svg:width="5cm" svg:height="1.1cm" svg:x="23.749cm" svg:y="3.085cm">
            <draw:text-box>
              <text:p text:style-name="P4"><text:span text:style-name="T1">User</text:span></text:p>
            </draw:text-box>
          </draw:frame>
        </draw:g>
        <draw:g>
          <draw:polygon draw:style-name="gr1" draw:text-style-name="P1" draw:layer="layout" svg:width="4.999cm" svg:height="0cm" svg:x="25.987cm" svg:y="17.045cm" svg:viewBox="0 0 5000 0" draw:points="0,0 5000,0">
            <text:p/>
          </draw:polygon>
          <draw:polygon draw:style-name="gr2" draw:text-style-name="P2" draw:layer="layout" svg:width="4.999cm" svg:height="0cm" svg:x="25.987cm" svg:y="17.045cm" svg:viewBox="0 0 5000 0" draw:points="0,0 5000,0">
            <text:p/>
          </draw:polygon>
        </draw:g>
        <draw:g>
          <draw:polygon draw:style-name="gr3" draw:text-style-name="P3" draw:layer="layout" svg:width="5cm" svg:height="8.227cm" svg:x="25.987cm" svg:y="17.045cm" svg:viewBox="0 0 5001 8228" draw:points="0,8228 5001,8228 5001,0 0,0">
            <text:p/>
          </draw:polygon>
          <draw:polygon draw:style-name="gr2" draw:text-style-name="P2" draw:layer="layout" svg:width="5cm" svg:height="8.227cm" svg:x="25.987cm" svg:y="17.045cm" svg:viewBox="0 0 5001 8228" draw:points="0,8228 5001,8228 5001,0 0,0">
            <text:p/>
          </draw:polygon>
        </draw:g>
        <draw:g>
          <draw:g>
            <draw:polygon draw:style-name="gr1" draw:text-style-name="P1" draw:layer="layout" svg:width="5cm" svg:height="1.1cm" svg:x="25.987cm" svg:y="17.045cm" svg:viewBox="0 0 5001 1101" draw:points="0,1101 5001,1101 5001,0 0,0">
              <text:p/>
            </draw:polygon>
            <draw:polygon draw:style-name="gr2" draw:text-style-name="P2" draw:layer="layout" svg:width="5cm" svg:height="1.1cm" svg:x="25.987cm" svg:y="17.045cm" svg:viewBox="0 0 5001 1101" draw:points="0,1101 5001,1101 5001,0 0,0">
              <text:p/>
            </draw:polygon>
          </draw:g>
          <draw:frame draw:style-name="gr4" draw:text-style-name="P2" draw:layer="layout" svg:width="5cm" svg:height="1.1cm" svg:x="25.987cm" svg:y="17.045cm">
            <draw:text-box>
              <text:p text:style-name="P4"><text:span text:style-name="T1">Video</text:span></text:p>
            </draw:text-box>
          </draw:frame>
        </draw:g>
        <draw:g>
          <draw:g>
            <draw:polygon draw:style-name="gr5" draw:text-style-name="P5" draw:layer="layout" svg:width="0.6cm" svg:height="0.6cm" svg:x="6.8cm" svg:y="4.087cm" svg:viewBox="0 0 601 601" draw:points="0,601 601,601 601,0 0,0">
              <text:p/>
            </draw:polygon>
            <draw:polygon draw:style-name="gr2" draw:text-style-name="P2" draw:layer="layout" svg:width="0.6cm" svg:height="0.6cm" svg:x="6.8cm" svg:y="4.087cm" svg:viewBox="0 0 601 601" draw:points="0,601 601,601 601,0 0,0">
              <text:p/>
            </draw:polygon>
          </draw:g>
          <draw:frame draw:style-name="gr6" draw:text-style-name="P2" draw:layer="layout" svg:width="0.6cm" svg:height="0.6cm" svg:x="6.8cm" svg:y="4.087cm">
            <draw:text-box>
              <text:p text:style-name="P4"><text:span text:style-name="T2">PK</text:span></text:p>
            </draw:text-box>
          </draw:frame>
        </draw:g>
        <draw:frame draw:style-name="gr7" draw:text-style-name="P2" draw:layer="layout" svg:width="4.7cm" svg:height="0.988cm" svg:x="6.8cm" svg:y="3.893cm">
          <draw:text-box>
            <text:p text:style-name="P6"><text:span text:style-name="T3">license_number</text:span></text:p>
          </draw:text-box>
        </draw:frame>
        <draw:g>
          <draw:polygon draw:style-name="gr1" draw:text-style-name="P1" draw:layer="layout" svg:width="4.699cm" svg:height="0cm" svg:x="6.8cm" svg:y="5.031cm" svg:viewBox="0 0 4700 0" draw:points="0,0 4700,0">
            <text:p/>
          </draw:polygon>
          <draw:line draw:style-name="gr8" draw:text-style-name="P2" draw:layer="layout" svg:x1="6.8cm" svg:y1="5.031cm" svg:x2="11.5cm" svg:y2="5.031cm">
            <text:p/>
          </draw:line>
        </draw:g>
        <draw:frame draw:style-name="gr7" draw:text-style-name="P2" draw:layer="layout" svg:width="4.7cm" svg:height="0.988cm" svg:x="6.8cm" svg:y="5.181cm">
          <draw:text-box>
            <text:p text:style-name="P6"><text:span text:style-name="T3">firstname</text:span></text:p>
          </draw:text-box>
        </draw:frame>
        <draw:frame draw:style-name="gr7" draw:text-style-name="P2" draw:layer="layout" svg:width="4.7cm" svg:height="0.988cm" svg:x="6.8cm" svg:y="6.319cm">
          <draw:text-box>
            <text:p text:style-name="P6"><text:span text:style-name="T3">lastname</text:span></text:p>
          </draw:text-box>
        </draw:frame>
        <draw:g>
          <draw:g>
            <draw:polygon draw:style-name="gr5" draw:text-style-name="P5" draw:layer="layout" svg:width="0.6cm" svg:height="0.6cm" svg:x="6.5cm" svg:y="26.23cm" svg:viewBox="0 0 601 601" draw:points="0,601 601,601 601,0 0,0">
              <text:p/>
            </draw:polygon>
            <draw:polygon draw:style-name="gr2" draw:text-style-name="P2" draw:layer="layout" svg:width="0.6cm" svg:height="0.6cm" svg:x="6.5cm" svg:y="26.23cm" svg:viewBox="0 0 601 601" draw:points="0,601 601,601 601,0 0,0">
              <text:p/>
            </draw:polygon>
          </draw:g>
          <draw:frame draw:style-name="gr6" draw:text-style-name="P2" draw:layer="layout" svg:width="0.6cm" svg:height="0.6cm" svg:x="6.5cm" svg:y="26.23cm">
            <draw:text-box>
              <text:p text:style-name="P4"><text:span text:style-name="T2">PK</text:span></text:p>
            </draw:text-box>
          </draw:frame>
        </draw:g>
        <draw:frame draw:style-name="gr7" draw:text-style-name="P2" draw:layer="layout" svg:width="4.7cm" svg:height="0.988cm" svg:x="6.5cm" svg:y="26.036cm">
          <draw:text-box>
            <text:p text:style-name="P6"><text:span text:style-name="T4">vehicle_number</text:span></text:p>
          </draw:text-box>
        </draw:frame>
        <draw:g>
          <draw:polygon draw:style-name="gr1" draw:text-style-name="P1" draw:layer="layout" svg:width="4.699cm" svg:height="0cm" svg:x="6.5cm" svg:y="27.174cm" svg:viewBox="0 0 4700 0" draw:points="0,0 4700,0">
            <text:p/>
          </draw:polygon>
          <draw:line draw:style-name="gr8" draw:text-style-name="P2" draw:layer="layout" svg:x1="6.5cm" svg:y1="27.174cm" svg:x2="11.2cm" svg:y2="27.174cm">
            <text:p/>
          </draw:line>
        </draw:g>
        <draw:frame draw:style-name="gr7" draw:text-style-name="P2" draw:layer="layout" svg:width="4.7cm" svg:height="0.988cm" svg:x="6.5cm" svg:y="27.324cm">
          <draw:text-box>
            <text:p text:style-name="P6"><text:span text:style-name="T3">brand</text:span></text:p>
          </draw:text-box>
        </draw:frame>
        <draw:frame draw:style-name="gr7" draw:text-style-name="P2" draw:layer="layout" svg:width="4.7cm" svg:height="0.988cm" svg:x="6.5cm" svg:y="28.462cm">
          <draw:text-box>
            <text:p text:style-name="P6"><text:span text:style-name="T3">model</text:span></text:p>
          </draw:text-box>
        </draw:frame>
        <draw:g>
          <draw:g>
            <draw:polygon draw:style-name="gr5" draw:text-style-name="P5" draw:layer="layout" svg:width="0.6cm" svg:height="0.6cm" svg:x="15.515cm" svg:y="4.33cm" svg:viewBox="0 0 601 601" draw:points="0,601 601,601 601,0 0,0">
              <text:p/>
            </draw:polygon>
            <draw:polygon draw:style-name="gr2" draw:text-style-name="P2" draw:layer="layout" svg:width="0.6cm" svg:height="0.6cm" svg:x="15.515cm" svg:y="4.33cm" svg:viewBox="0 0 601 601" draw:points="0,601 601,601 601,0 0,0">
              <text:p/>
            </draw:polygon>
          </draw:g>
          <draw:frame draw:style-name="gr6" draw:text-style-name="P2" draw:layer="layout" svg:width="0.6cm" svg:height="0.6cm" svg:x="15.515cm" svg:y="4.33cm">
            <draw:text-box>
              <text:p text:style-name="P4"><text:span text:style-name="T2">PK</text:span></text:p>
            </draw:text-box>
          </draw:frame>
        </draw:g>
        <draw:frame draw:style-name="gr7" draw:text-style-name="P2" draw:layer="layout" svg:width="4.7cm" svg:height="0.988cm" svg:x="15.515cm" svg:y="4.136cm">
          <draw:text-box>
            <text:p text:style-name="P6"><text:span text:style-name="T3">offence_id</text:span></text:p>
          </draw:text-box>
        </draw:frame>
        <draw:g>
          <draw:polygon draw:style-name="gr1" draw:text-style-name="P1" draw:layer="layout" svg:width="4.699cm" svg:height="0cm" svg:x="15.515cm" svg:y="5.274cm" svg:viewBox="0 0 4700 0" draw:points="0,0 4700,0">
            <text:p/>
          </draw:polygon>
          <draw:line draw:style-name="gr8" draw:text-style-name="P2" draw:layer="layout" svg:x1="15.515cm" svg:y1="5.274cm" svg:x2="20.215cm" svg:y2="5.274cm">
            <text:p/>
          </draw:line>
        </draw:g>
        <draw:frame draw:style-name="gr9" draw:text-style-name="P2" draw:layer="layout" svg:width="4.7cm" svg:height="1.411cm" svg:x="15.515cm" svg:y="5.424cm">
          <draw:text-box>
            <text:p text:style-name="P6"><text:span text:style-name="T3">offence_timestamp</text:span></text:p>
          </draw:text-box>
        </draw:frame>
        <draw:frame draw:style-name="gr7" draw:text-style-name="P2" draw:layer="layout" svg:width="4.7cm" svg:height="0.988cm" svg:x="15.515cm" svg:y="6.986cm">
          <draw:text-box>
            <text:p text:style-name="P6"><text:span text:style-name="T3">offence_location</text:span></text:p>
          </draw:text-box>
        </draw:frame>
        <draw:g>
          <draw:g>
            <draw:polygon draw:style-name="gr5" draw:text-style-name="P5" draw:layer="layout" svg:width="0.6cm" svg:height="0.6cm" svg:x="23.899cm" svg:y="4.529cm" svg:viewBox="0 0 601 601" draw:points="0,601 601,601 601,0 0,0">
              <text:p/>
            </draw:polygon>
            <draw:polygon draw:style-name="gr2" draw:text-style-name="P2" draw:layer="layout" svg:width="0.6cm" svg:height="0.6cm" svg:x="23.899cm" svg:y="4.529cm" svg:viewBox="0 0 601 601" draw:points="0,601 601,601 601,0 0,0">
              <text:p/>
            </draw:polygon>
          </draw:g>
          <draw:frame draw:style-name="gr6" draw:text-style-name="P2" draw:layer="layout" svg:width="0.6cm" svg:height="0.6cm" svg:x="23.899cm" svg:y="4.529cm">
            <draw:text-box>
              <text:p text:style-name="P4"><text:span text:style-name="T2">PK</text:span></text:p>
            </draw:text-box>
          </draw:frame>
        </draw:g>
        <draw:frame draw:style-name="gr7" draw:text-style-name="P2" draw:layer="layout" svg:width="4.7cm" svg:height="0.988cm" svg:x="23.899cm" svg:y="4.335cm">
          <draw:text-box>
            <text:p text:style-name="P6"><text:span text:style-name="T3">user_id</text:span></text:p>
          </draw:text-box>
        </draw:frame>
        <draw:g>
          <draw:polygon draw:style-name="gr1" draw:text-style-name="P1" draw:layer="layout" svg:width="4.699cm" svg:height="0cm" svg:x="23.899cm" svg:y="5.473cm" svg:viewBox="0 0 4700 0" draw:points="0,0 4700,0">
            <text:p/>
          </draw:polygon>
          <draw:line draw:style-name="gr8" draw:text-style-name="P2" draw:layer="layout" svg:x1="23.899cm" svg:y1="5.473cm" svg:x2="28.599cm" svg:y2="5.473cm">
            <text:p/>
          </draw:line>
        </draw:g>
        <draw:frame draw:style-name="gr7" draw:text-style-name="P2" draw:layer="layout" svg:width="4.7cm" svg:height="0.988cm" svg:x="23.899cm" svg:y="5.623cm">
          <draw:text-box>
            <text:p text:style-name="P6"><text:span text:style-name="T3">firstname</text:span></text:p>
          </draw:text-box>
        </draw:frame>
        <draw:frame draw:style-name="gr7" draw:text-style-name="P2" draw:layer="layout" svg:width="4.7cm" svg:height="0.988cm" svg:x="23.899cm" svg:y="6.761cm">
          <draw:text-box>
            <text:p text:style-name="P6"><text:span text:style-name="T3">lastname</text:span></text:p>
          </draw:text-box>
        </draw:frame>
        <draw:g>
          <draw:g>
            <draw:polygon draw:style-name="gr5" draw:text-style-name="P5" draw:layer="layout" svg:width="0.6cm" svg:height="0.6cm" svg:x="26.137cm" svg:y="18.489cm" svg:viewBox="0 0 601 601" draw:points="0,601 601,601 601,0 0,0">
              <text:p/>
            </draw:polygon>
            <draw:polygon draw:style-name="gr2" draw:text-style-name="P2" draw:layer="layout" svg:width="0.6cm" svg:height="0.6cm" svg:x="26.137cm" svg:y="18.489cm" svg:viewBox="0 0 601 601" draw:points="0,601 601,601 601,0 0,0">
              <text:p/>
            </draw:polygon>
          </draw:g>
          <draw:frame draw:style-name="gr6" draw:text-style-name="P2" draw:layer="layout" svg:width="0.6cm" svg:height="0.6cm" svg:x="26.137cm" svg:y="18.489cm">
            <draw:text-box>
              <text:p text:style-name="P4"><text:span text:style-name="T2">PK</text:span></text:p>
            </draw:text-box>
          </draw:frame>
        </draw:g>
        <draw:frame draw:style-name="gr7" draw:text-style-name="P2" draw:layer="layout" svg:width="4.7cm" svg:height="0.988cm" svg:x="26.137cm" svg:y="18.295cm">
          <draw:text-box>
            <text:p text:style-name="P6"><text:span text:style-name="T3">video_id</text:span></text:p>
          </draw:text-box>
        </draw:frame>
        <draw:g>
          <draw:polygon draw:style-name="gr1" draw:text-style-name="P1" draw:layer="layout" svg:width="4.699cm" svg:height="0cm" svg:x="26.137cm" svg:y="19.433cm" svg:viewBox="0 0 4700 0" draw:points="0,0 4700,0">
            <text:p/>
          </draw:polygon>
          <draw:line draw:style-name="gr8" draw:text-style-name="P2" draw:layer="layout" svg:x1="26.137cm" svg:y1="19.433cm" svg:x2="30.837cm" svg:y2="19.433cm">
            <text:p/>
          </draw:line>
        </draw:g>
        <draw:frame draw:style-name="gr7" draw:text-style-name="P2" draw:layer="layout" svg:width="4.7cm" svg:height="0.988cm" svg:x="26.137cm" svg:y="21.859cm">
          <draw:text-box>
            <text:p text:style-name="P6"><text:span text:style-name="T3">video_timestamp</text:span></text:p>
          </draw:text-box>
        </draw:frame>
        <draw:frame draw:style-name="gr7" draw:text-style-name="P2" draw:layer="layout" svg:width="4.7cm" svg:height="0.988cm" svg:x="26.137cm" svg:y="22.997cm">
          <draw:text-box>
            <text:p text:style-name="P6"><text:span text:style-name="T3">video_location</text:span></text:p>
          </draw:text-box>
        </draw:frame>
        <draw:frame draw:style-name="gr7" draw:text-style-name="P2" draw:layer="layout" svg:width="4.7cm" svg:height="0.988cm" svg:x="6.8cm" svg:y="7.457cm">
          <draw:text-box>
            <text:p text:style-name="P6"><text:span text:style-name="T3">other_names</text:span></text:p>
          </draw:text-box>
        </draw:frame>
        <draw:frame draw:style-name="gr10" draw:text-style-name="P2" draw:layer="layout" svg:width="4.7cm" svg:height="1.835cm" svg:x="6.8cm" svg:y="8.595cm">
          <draw:text-box>
            <text:p text:style-name="P6"><text:span text:style-name="T3">residential_address</text:span></text:p>
            <text:p text:style-name="P6"><text:span text:style-name="T3"/></text:p>
          </draw:text-box>
        </draw:frame>
        <draw:frame draw:style-name="gr9" draw:text-style-name="P2" draw:layer="layout" svg:width="4.7cm" svg:height="1.411cm" svg:x="6.8cm" svg:y="12.141cm">
          <draw:text-box>
            <text:p text:style-name="P6"><text:span text:style-name="T3">mobile_number_2</text:span></text:p>
          </draw:text-box>
        </draw:frame>
        <draw:frame draw:style-name="gr9" draw:text-style-name="P2" draw:layer="layout" svg:width="4.7cm" svg:height="1.411cm" svg:x="6.8cm" svg:y="14.84cm">
          <draw:text-box>
            <text:p text:style-name="P6"><text:span text:style-name="T3">balance_outstanding</text:span></text:p>
          </draw:text-box>
        </draw:frame>
        <draw:frame draw:style-name="gr7" draw:text-style-name="P2" draw:layer="layout" svg:width="4.7cm" svg:height="0.988cm" svg:x="6.8cm" svg:y="13.702cm">
          <draw:text-box>
            <text:p text:style-name="P6"><text:span text:style-name="T3">email_address</text:span></text:p>
          </draw:text-box>
        </draw:frame>
        <draw:frame draw:style-name="gr9" draw:text-style-name="P2" draw:layer="layout" svg:width="4.7cm" svg:height="1.411cm" svg:x="6.8cm" svg:y="10.579cm">
          <draw:text-box>
            <text:p text:style-name="P6"><text:span text:style-name="T3">mobile_number_1</text:span></text:p>
          </draw:text-box>
        </draw:frame>
        <draw:frame draw:style-name="gr9" draw:text-style-name="P2" draw:layer="layout" svg:width="4.7cm" svg:height="1.411cm" svg:x="6.8cm" svg:y="16.401cm">
          <draw:text-box>
            <text:p text:style-name="P6"><text:span text:style-name="T3">number_of_charges</text:span></text:p>
          </draw:text-box>
        </draw:frame>
        <draw:frame draw:style-name="gr7" draw:text-style-name="P2" draw:layer="layout" svg:width="4.7cm" svg:height="0.988cm" svg:x="6.8cm" svg:y="19.1cm">
          <draw:text-box>
            <text:p text:style-name="P6"><text:span text:style-name="T3">attribute name</text:span></text:p>
          </draw:text-box>
        </draw:frame>
        <draw:frame draw:style-name="gr7" draw:text-style-name="P2" draw:layer="layout" svg:width="4.7cm" svg:height="0.988cm" svg:x="6.8cm" svg:y="17.962cm">
          <draw:text-box>
            <text:p text:style-name="P6"><text:span text:style-name="T3">charges_cleared</text:span></text:p>
          </draw:text-box>
        </draw:frame>
        <draw:g>
          <draw:g>
            <draw:polygon draw:style-name="gr11" draw:text-style-name="P7" draw:layer="layout" svg:width="0.6cm" svg:height="0.6cm" svg:x="7.4cm" svg:y="29.794cm" svg:viewBox="0 0 601 601" draw:points="0,601 601,601 601,0 0,0">
              <text:p/>
            </draw:polygon>
            <draw:polygon draw:style-name="gr2" draw:text-style-name="P2" draw:layer="layout" svg:width="0.6cm" svg:height="0.6cm" svg:x="7.4cm" svg:y="29.794cm" svg:viewBox="0 0 601 601" draw:points="0,601 601,601 601,0 0,0">
              <text:p/>
            </draw:polygon>
          </draw:g>
          <draw:frame draw:style-name="gr6" draw:text-style-name="P2" draw:layer="layout" svg:width="0.6cm" svg:height="0.6cm" svg:x="7.4cm" svg:y="29.794cm">
            <draw:text-box>
              <text:p text:style-name="P4"><text:span text:style-name="T2">FK</text:span></text:p>
            </draw:text-box>
          </draw:frame>
        </draw:g>
        <draw:frame draw:style-name="gr7" draw:text-style-name="P2" draw:layer="layout" svg:width="4.7cm" svg:height="0.988cm" svg:x="6.5cm" svg:y="29.6cm">
          <draw:text-box>
            <text:p text:style-name="P6"><text:span text:style-name="T4">owner</text:span></text:p>
          </draw:text-box>
        </draw:frame>
        <draw:frame draw:style-name="gr7" draw:text-style-name="P2" draw:layer="layout" svg:width="4.7cm" svg:height="0.988cm" svg:x="15.515cm" svg:y="10.399cm">
          <draw:text-box>
            <text:p text:style-name="P6"><text:span text:style-name="T3">offence_charge</text:span></text:p>
          </draw:text-box>
        </draw:frame>
        <draw:frame draw:style-name="gr7" draw:text-style-name="P2" draw:layer="layout" svg:width="4.7cm" svg:height="0.988cm" svg:x="15.515cm" svg:y="11.537cm">
          <draw:text-box>
            <text:p text:style-name="P6"><text:span text:style-name="T3">offence_status</text:span></text:p>
          </draw:text-box>
        </draw:frame>
        <draw:frame draw:style-name="gr7" draw:text-style-name="P2" draw:layer="layout" svg:width="4.7cm" svg:height="0.988cm" svg:x="15.515cm" svg:y="8.123cm">
          <draw:text-box>
            <text:p text:style-name="P6"><text:span text:style-name="T3">offence_type</text:span></text:p>
          </draw:text-box>
        </draw:frame>
        <draw:frame draw:style-name="gr7" draw:text-style-name="P2" draw:layer="layout" svg:width="4.7cm" svg:height="0.988cm" svg:x="15.515cm" svg:y="12.675cm">
          <draw:text-box>
            <text:p text:style-name="P6"><text:span text:style-name="T3">cleared_at</text:span></text:p>
          </draw:text-box>
        </draw:frame>
        <draw:frame draw:style-name="gr7" draw:text-style-name="P2" draw:layer="layout" svg:width="4.7cm" svg:height="0.988cm" svg:x="15.515cm" svg:y="13.813cm">
          <draw:text-box>
            <text:p text:style-name="P6"><text:span text:style-name="T3">cleared_by</text:span></text:p>
          </draw:text-box>
        </draw:frame>
        <draw:frame draw:style-name="gr7" draw:text-style-name="P2" draw:layer="layout" svg:width="4.7cm" svg:height="0.988cm" svg:x="23.899cm" svg:y="9.037cm">
          <draw:text-box>
            <text:p text:style-name="P6"><text:span text:style-name="T3">user_status</text:span></text:p>
          </draw:text-box>
        </draw:frame>
        <draw:frame draw:style-name="gr7" draw:text-style-name="P2" draw:layer="layout" svg:width="4.7cm" svg:height="0.988cm" svg:x="23.899cm" svg:y="7.899cm">
          <draw:text-box>
            <text:p text:style-name="P6"><text:span text:style-name="T3">other_names</text:span></text:p>
          </draw:text-box>
        </draw:frame>
        <draw:frame draw:style-name="gr7" draw:text-style-name="P2" draw:layer="layout" svg:width="4.7cm" svg:height="0.988cm" svg:x="23.899cm" svg:y="10.174cm">
          <draw:text-box>
            <text:p text:style-name="P6"><text:span text:style-name="T3">charges_cleared</text:span></text:p>
          </draw:text-box>
        </draw:frame>
        <draw:frame draw:style-name="gr7" draw:text-style-name="P2" draw:layer="layout" svg:width="4.7cm" svg:height="0.988cm" svg:x="23.899cm" svg:y="11.312cm">
          <draw:text-box>
            <text:p text:style-name="P6"><text:span text:style-name="T3">office</text:span></text:p>
          </draw:text-box>
        </draw:frame>
        <draw:frame draw:style-name="gr7" draw:text-style-name="P2" draw:layer="layout" svg:width="4.7cm" svg:height="0.988cm" svg:x="23.899cm" svg:y="12.45cm">
          <draw:text-box>
            <text:p text:style-name="P6"><text:span text:style-name="T3">amount_made</text:span></text:p>
          </draw:text-box>
        </draw:frame>
        <draw:frame draw:style-name="gr7" draw:text-style-name="P2" draw:layer="layout" svg:width="4.7cm" svg:height="0.988cm" svg:x="26.137cm" svg:y="19.583cm">
          <draw:text-box>
            <text:p text:style-name="P6"><text:span text:style-name="T3">video_title</text:span></text:p>
          </draw:text-box>
        </draw:frame>
        <draw:g>
          <draw:g>
            <draw:polygon draw:style-name="gr11" draw:text-style-name="P7" draw:layer="layout" svg:width="0.6cm" svg:height="0.6cm" svg:x="27.037cm" svg:y="24.329cm" svg:viewBox="0 0 601 601" draw:points="0,601 601,601 601,0 0,0">
              <text:p/>
            </draw:polygon>
            <draw:polygon draw:style-name="gr2" draw:text-style-name="P2" draw:layer="layout" svg:width="0.6cm" svg:height="0.6cm" svg:x="27.037cm" svg:y="24.329cm" svg:viewBox="0 0 601 601" draw:points="0,601 601,601 601,0 0,0">
              <text:p/>
            </draw:polygon>
          </draw:g>
          <draw:frame draw:style-name="gr6" draw:text-style-name="P2" draw:layer="layout" svg:width="0.6cm" svg:height="0.6cm" svg:x="27.037cm" svg:y="24.329cm">
            <draw:text-box>
              <text:p text:style-name="P4"><text:span text:style-name="T2">FK</text:span></text:p>
            </draw:text-box>
          </draw:frame>
        </draw:g>
        <draw:frame draw:style-name="gr7" draw:text-style-name="P2" draw:layer="layout" svg:width="4.7cm" svg:height="0.988cm" svg:x="26.137cm" svg:y="24.135cm">
          <draw:text-box>
            <text:p text:style-name="P6"><text:span text:style-name="T3">offence_id</text:span></text:p>
          </draw:text-box>
        </draw:frame>
        <draw:g>
          <draw:g>
            <draw:polygon draw:style-name="gr11" draw:text-style-name="P7" draw:layer="layout" svg:width="0.6cm" svg:height="0.6cm" svg:x="16.415cm" svg:y="9.455cm" svg:viewBox="0 0 601 601" draw:points="0,601 601,601 601,0 0,0">
              <text:p/>
            </draw:polygon>
            <draw:polygon draw:style-name="gr2" draw:text-style-name="P2" draw:layer="layout" svg:width="0.6cm" svg:height="0.6cm" svg:x="16.415cm" svg:y="9.455cm" svg:viewBox="0 0 601 601" draw:points="0,601 601,601 601,0 0,0">
              <text:p/>
            </draw:polygon>
          </draw:g>
          <draw:frame draw:style-name="gr6" draw:text-style-name="P2" draw:layer="layout" svg:width="0.6cm" svg:height="0.6cm" svg:x="16.415cm" svg:y="9.455cm">
            <draw:text-box>
              <text:p text:style-name="P4"><text:span text:style-name="T2">FK</text:span></text:p>
            </draw:text-box>
          </draw:frame>
        </draw:g>
        <draw:frame draw:style-name="gr7" draw:text-style-name="P2" draw:layer="layout" svg:width="4.7cm" svg:height="0.988cm" svg:x="15.515cm" svg:y="9.261cm">
          <draw:text-box>
            <text:p text:style-name="P6"><text:span text:style-name="T3">committed_by</text:span></text:p>
          </draw:text-box>
        </draw:frame>
        <draw:polyline draw:style-name="gr12" draw:text-style-name="P2" draw:layer="layout" svg:width="0.525cm" svg:height="12.786cm" svg:x="11.35cm" svg:y="15.545cm" svg:viewBox="0 0 526 12787" draw:points="150,0 526,0 526,12787 0,12787">
          <text:p/>
        </draw:polyline>
        <draw:polyline draw:style-name="gr12" draw:text-style-name="P2" draw:layer="layout" svg:width="7.915cm" svg:height="6.384cm" svg:x="17.865cm" svg:y="14.951cm" svg:viewBox="0 0 7916 6385" draw:points="0,0 0,6385 7916,6385">
          <text:p/>
        </draw:polyline>
        <draw:frame draw:style-name="gr7" draw:text-style-name="P2" draw:layer="layout" svg:width="4.7cm" svg:height="0.988cm" svg:x="6.5cm" svg:y="30.738cm">
          <draw:text-box>
            <text:p text:style-name="P6"><text:span text:style-name="T3">vehicle_offences</text:span></text:p>
          </draw:text-box>
        </draw:frame>
        <draw:polyline draw:style-name="gr12" draw:text-style-name="P2" draw:layer="layout" svg:width="5.356cm" svg:height="14.255cm" svg:x="11.303cm" svg:y="14.801cm" svg:viewBox="0 0 5357 14256" draw:points="0,14256 5357,14256 5357,0">
          <text:p/>
        </draw:polyline>
        <draw:frame draw:style-name="gr7" draw:text-style-name="P2" draw:layer="layout" svg:width="4.7cm" svg:height="0.988cm" svg:x="26.137cm" svg:y="20.721cm">
          <draw:text-box>
            <text:p text:style-name="P6"><text:span text:style-name="T3">attribute 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.73cm" fo:page-height="58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1T10:29:14.962000000</dc:date>
    <dc:description/>
    <dc:language>en-US</dc:language>
    <dc:subject/>
    <dc:title/>
    <meta:creation-date>2019-10-29T05:08:20Z</meta:creation-date>
    <meta:initial-creator>user</meta:initial-creator>
    <meta:keyword/>
    <meta:generator>LibreOffice/6.2.6.2$Windows_X86_64 LibreOffice_project/684e730861356e74889dfe6dbddd3562aae2e6ad</meta:generator>
    <meta:editing-duration>PT11M50S</meta:editing-duration>
    <meta:editing-cycles>1</meta:editing-cycles>
    <meta:document-statistic meta:object-count="153"/>
    <meta:user-defined meta:name="category"/>
    <meta:user-defined meta:name="company">Microsoft</meta:user-defined>
  </office:meta>
</office:document-meta>
</file>